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Calibri" svg:font-family="Calibri, sans-serif"/>
    <style:font-face style:name="Calisto MT" svg:font-family="'Calisto MT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5323" officeooo:paragraph-rsid="001e5323"/>
    </style:style>
    <style:style style:name="P2" style:family="paragraph" style:parent-style-name="Standard">
      <style:paragraph-properties fo:text-align="center" style:justify-single-word="false"/>
      <style:text-properties fo:font-size="24pt" officeooo:rsid="001e5323" officeooo:paragraph-rsid="001e5323" style:font-size-asian="24pt" style:font-size-complex="24pt"/>
    </style:style>
    <style:style style:name="P3" style:family="paragraph" style:parent-style-name="Standard" style:list-style-name="L1">
      <style:text-properties officeooo:rsid="001e5323" officeooo:paragraph-rsid="001e5323"/>
    </style:style>
    <style:style style:name="P4" style:family="paragraph" style:parent-style-name="Standard">
      <style:text-properties officeooo:rsid="00200dec" officeooo:paragraph-rsid="00200dec"/>
    </style:style>
    <style:style style:name="P5" style:family="paragraph" style:parent-style-name="Standard">
      <style:text-properties officeooo:rsid="0020ed65" officeooo:paragraph-rsid="0020ed65"/>
    </style:style>
    <style:style style:name="P6" style:family="paragraph" style:parent-style-name="Standard">
      <style:text-properties officeooo:rsid="0021299d" officeooo:paragraph-rsid="0021299d"/>
    </style:style>
    <style:style style:name="P7" style:family="paragraph" style:parent-style-name="Text_20_body">
      <style:text-properties fo:font-variant="normal" fo:text-transform="none" fo:color="#0070c0" loext:opacity="100%" style:font-name="Arial" fo:font-size="20pt" fo:letter-spacing="normal" fo:font-style="normal" fo:font-weight="normal" officeooo:rsid="0020ed65" officeooo:paragraph-rsid="0020ed65" style:font-size-asian="20pt" style:font-size-complex="20pt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Calisto MT" fo:font-size="16pt" fo:letter-spacing="normal" fo:font-style="normal" fo:font-weight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Calisto MT" fo:font-size="16pt" fo:letter-spacing="normal" fo:font-style="normal" fo:font-weight="bold" officeooo:rsid="0020ed65" officeooo:paragraph-rsid="0020ed65"/>
    </style:style>
    <style:style style:name="T1" style:family="text">
      <style:text-properties officeooo:rsid="001f0172"/>
    </style:style>
    <style:style style:name="T2" style:family="text">
      <style:text-properties officeooo:rsid="002239a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th 5099 – Colloquium </text:p>
      <text:p text:style-name="P2">Spring 2025</text:p>
      <text:p text:style-name="P1"/>
      <text:p text:style-name="P1">Rubric </text:p>
      <text:list text:style-name="L1">
        <text:list-item>
          <text:p text:style-name="P3"/>
          <text:list>
            <text:list-item>
              <text:p text:style-name="P3">why the field is important</text:p>
            </text:list-item>
            <text:list-item>
              <text:p text:style-name="P3">what problem is solved</text:p>
            </text:list-item>
            <text:list-item>
              <text:p text:style-name="P3">how solving the problem helps the field.</text:p>
            </text:list-item>
          </text:list>
        </text:list-item>
        <text:list-item>
          <text:p text:style-name="P3"/>
          <text:list>
            <text:list-item>
              <text:p text:style-name="P3">Captures the audiences attention</text:p>
            </text:list-item>
            <text:list-item>
              <text:p text:style-name="P3">audience taeks away fromt eh talk</text:p>
            </text:list-item>
            <text:list-item>
              <text:p text:style-name="P3">Professionalism, respect, recognizes contribution</text:p>
            </text:list-item>
          </text:list>
        </text:list-item>
        <text:list-item>
          <text:p text:style-name="P3"/>
          <text:list>
            <text:list-item>
              <text:p text:style-name="P3">Talk ends on time.</text:p>
            </text:list-item>
            <text:list-item>
              <text:p text:style-name="P3">Title and abstract provided at the least a week in advance</text:p>
            </text:list-item>
          </text:list>
        </text:list-item>
      </text:list>
      <text:p text:style-name="P1"/>
      <text:p text:style-name="P1"><text:span text:style-name="T1">U</text:span>se abstraction and reflection and enter on Canvas.</text:p>
      <text:p text:style-name="P1"/>
      <text:p text:style-name="P4">$100 for the best Graduated Talk.</text:p>
      <text:p text:style-name="P4"/>
      <text:p text:style-name="P5">======</text:p>
      <text:p text:style-name="P5"/>
      <text:p text:style-name="P7">Ordered solutions for degenerate Kirchhoff problems</text:p>
      <text:p text:style-name="P8"> </text:p>
      <text:p text:style-name="P9"> </text:p>
      <text:p text:style-name="P10">Speaker: Dr. Kaye Oliveira da Silva</text:p>
      <text:p text:style-name="P10"/>
      <text:p text:style-name="P11">Abstract</text:p>
      <text:p text:style-name="P5"/>
      <text:p text:style-name="P5">In this talk we present a parametrized Kirchhoff type equation with two degeneracy points. The existence of two norm ordered solutions is established for small values of the parameter via a careful analysis of the fiber maps associated to the energy functional. As a consequence we show existence of multiple or even infinitely many solutions to degenerate Kirchhoff equations. Due to the simplicity of the conditions, many applications are given.</text:p>
      <text:p text:style-name="P5"/>
      <text:p text:style-name="P5">======</text:p>
      <text:p text:style-name="P5"/>
      <text:p text:style-name="P6">Nehari sets. <text:s/>Banach spaces. <text:s/>Not really following the whole point. <text:s/>Speaks softly but clearly. Used white board I combination to slides which many equations. <text:s/><text:span text:style-name="T2">Not quite following the purpos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Calibri" svg:font-family="Calibri, sans-serif"/>
    <style:font-face style:name="Calisto MT" svg:font-family="'Calisto MT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5:55:18.589233463</meta:creation-date>
    <meta:generator>LibreOffice/24.2.7.2$Linux_X86_64 LibreOffice_project/420$Build-2</meta:generator>
    <dc:date>2025-01-22T16:12:31.630067060</dc:date>
    <meta:editing-duration>PT13M37S</meta:editing-duration>
    <meta:editing-cycles>5</meta:editing-cycles>
    <meta:document-statistic meta:table-count="0" meta:image-count="0" meta:object-count="0" meta:page-count="1" meta:paragraph-count="25" meta:word-count="190" meta:character-count="1161" meta:non-whitespace-character-count="993"/>
  </office:meta>
</office:document-meta>
</file>